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50000028B650D03A20887F710.png" manifest:media-type="image/png"/>
  <manifest:file-entry manifest:full-path="Pictures/100000000000050300000293F126D9859A4BDF18.png" manifest:media-type="image/png"/>
  <manifest:file-entry manifest:full-path="Pictures/10000000000005160000029445AF22C088ED59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 style:font-pitch="variable"/>
    <style:font-face style:name="SegoeUI1" svg:font-family="SegoeUI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7f7f7f" draw:opacity="10%"/>
    </style:style>
    <style:style style:name="gr4" style:family="graphic" style:parent-style-name="standard">
      <style:graphic-properties draw:stroke="none" draw:fill="solid" draw:fill-color="#007acc" draw:opacity="50%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solid" draw:fill-color="#7f7f7f" draw:opacity="10%"/>
    </style:style>
    <style:style style:name="P5" style:family="paragraph">
      <loext:graphic-properties draw:fill="solid" draw:fill-color="#007acc" draw:opacity="50%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2" style:family="text">
      <style:text-properties fo:color="#000000" loext:opacity="100%" style:font-name="SegoeUI1" fo:font-size="10.5pt" fo:font-weight="normal" style:font-size-asian="10.5pt" style:font-weight-asian="normal" style:font-name-complex="SegoeUI1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75cm" svg:height="39.581cm" svg:x="0cm" svg:y="0cm" svg:viewBox="0 0 27976 39582" draw:points="0,0 27976,0 27976,39582 0,39582">
          <text:p/>
        </draw:polygon>
        <draw:frame draw:style-name="gr2" draw:text-style-name="P3" draw:layer="layout" svg:width="3.147cm" svg:height="0.357cm" svg:x="1.333cm" svg:y="0.524cm">
          <draw:text-box>
            <text:p text:style-name="P2"><text:span text:style-name="T1">practical 08 output.md</text:span></text:p>
          </draw:text-box>
        </draw:frame>
        <draw:frame draw:style-name="gr2" draw:text-style-name="P3" draw:layer="layout" svg:width="1.636cm" svg:height="0.357cm" svg:x="18.033cm" svg:y="0.524cm">
          <draw:text-box>
            <text:p text:style-name="P2"><text:span text:style-name="T1">2023-09-16</text:span></text:p>
          </draw:text-box>
        </draw:frame>
        <draw:polygon draw:style-name="gr1" draw:text-style-name="P1" draw:layer="layout" svg:width="19.05cm" svg:height="27.437cm" svg:x="0.987cm" svg:y="1.481cm" svg:viewBox="0 0 19051 27438" draw:points="0,0 19051,0 19051,27438 0,27438">
          <text:p/>
        </draw:polygon>
        <draw:polygon draw:style-name="gr3" draw:text-style-name="P4" draw:layer="layout" svg:width="17.674cm" svg:height="26.696cm" svg:x="1.649cm" svg:y="1.852cm" svg:viewBox="0 0 17675 26697" draw:points="0,0 17675,0 17675,26697 0,26697">
          <text:p/>
        </draw:polygon>
        <draw:polygon draw:style-name="gr4" draw:text-style-name="P5" draw:layer="layout" svg:width="0.132cm" svg:height="26.696cm" svg:x="1.649cm" svg:y="1.852cm" svg:viewBox="0 0 133 26697" draw:points="0,0 133,0 133,26697 0,26697">
          <text:p/>
        </draw:polygon>
        <draw:frame draw:style-name="gr2" draw:text-style-name="P3" draw:layer="layout" svg:width="0.624cm" svg:height="0.357cm" svg:x="10.185cm" svg:y="28.817cm">
          <draw:text-box>
            <text:p text:style-name="P2"><text:span text:style-name="T1">1 / 2</text:span></text:p>
          </draw:text-box>
        </draw:frame>
        <draw:frame draw:style-name="gr5" draw:text-style-name="P6" draw:layer="layout" svg:width="16.853cm" svg:height="8.439cm" svg:x="2.046cm" svg:y="2.434cm">
          <draw:image xlink:href="Pictures/10000000000005150000028B650D03A20887F710.png" xlink:type="simple" xlink:show="embed" xlink:actuate="onLoad" draw:mime-type="image/png">
            <text:p/>
          </draw:image>
        </draw:frame>
        <draw:frame draw:style-name="gr5" draw:text-style-name="P6" draw:layer="layout" svg:width="16.853cm" svg:height="8.651cm" svg:x="2.046cm" svg:y="11.033cm">
          <draw:image xlink:href="Pictures/100000000000050300000293F126D9859A4BDF18.png" xlink:type="simple" xlink:show="embed" xlink:actuate="onLoad" draw:mime-type="image/png">
            <text:p/>
          </draw:image>
        </draw:frame>
        <draw:frame draw:style-name="gr5" draw:text-style-name="P6" draw:layer="layout" svg:width="16.853cm" svg:height="8.545cm" svg:x="2.046cm" svg:y="19.844cm">
          <draw:image xlink:href="Pictures/10000000000005160000029445AF22C088ED59B5.png" xlink:type="simple" xlink:show="embed" xlink:actuate="onLoad" draw:mime-type="image/png">
            <text:p/>
          </draw:image>
        </draw:frame>
        <draw:frame draw:style-name="gr6" draw:text-style-name="P7" draw:layer="layout" svg:width="1.975cm" svg:height="0.492cm" svg:x="2.046cm" svg:y="1.876cm">
          <draw:text-box>
            <text:p text:style-name="P2"><text:span text:style-name="T2">Task ouput: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" svg:font-family="SegoeUI" style:font-pitch="variable"/>
    <style:font-face style:name="SegoeUI1" svg:font-family="SegoeUI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16T16:45:24.052000000</dc:date>
    <meta:editing-duration>PT13S</meta:editing-duration>
    <meta:editing-cycles>1</meta:editing-cycles>
    <meta:document-statistic meta:object-count="11"/>
    <meta:generator>LibreOffice/7.3.4.2$Windows_X86_64 LibreOffice_project/728fec16bd5f605073805c3c9e7c4212a0120dc5</meta:generator>
  </office:meta>
</office:document-meta>
</file>